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Arial, sans-serif"/>
    <style:font-face style:name="inherit" svg:font-family="inherit"/>
    <style:font-face style:name="monospace" svg:font-family="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87466" officeooo:paragraph-rsid="000c9934"/>
    </style:style>
    <style:style style:name="P2" style:family="paragraph" style:parent-style-name="Text_20_body">
      <style:paragraph-properties fo:margin-left="0in" fo:margin-right="0in" style:line-height-at-least="0.2291in" fo:text-align="justify" style:justify-single-word="false" fo:orphans="2" fo:widows="2" fo:text-indent="0in" style:auto-text-indent="false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Lucida Grande" fo:font-size="12pt" fo:letter-spacing="normal" fo:font-style="normal" fo:font-weight="normal"/>
    </style:style>
    <style:style style:name="P4" style:family="paragraph" style:parent-style-name="Preformatted_20_Text">
      <loext:graphic-properties draw:fill="solid" draw:fill-color="#eeffcc" draw:opacity="100%"/>
      <style:paragraph-properties fo:margin-left="0in" fo:margin-right="0in" fo:margin-top="0in" fo:margin-bottom="0in" loext:contextual-spacing="false" style:line-height-at-least="0.198in" fo:orphans="2" fo:widows="2" fo:text-indent="0in" style:auto-text-indent="false" fo:background-color="#eeffcc" fo:padding="0.052in" fo:border="0.06pt solid #aacc99"/>
      <style:text-properties fo:font-variant="normal" fo:text-transform="none" fo:color="#333333" style:font-name="monospace" fo:font-size="11.25pt" fo:letter-spacing="normal" fo:font-style="normal" fo:font-weight="normal" fo:background-color="#eeffcc"/>
    </style:style>
    <style:style style:name="P5" style:family="paragraph" style:parent-style-name="Preformatted_20_Text">
      <loext:graphic-properties draw:fill="solid" draw:fill-color="#eeffcc" draw:opacity="100%"/>
      <style:paragraph-properties fo:margin-left="0in" fo:margin-right="0in" fo:margin-top="0in" fo:margin-bottom="0in" loext:contextual-spacing="false" style:line-height-at-least="0.198in" fo:orphans="2" fo:widows="2" fo:text-indent="0in" style:auto-text-indent="false" fo:background-color="#eeffcc" fo:padding="0.052in" fo:border="0.06pt solid #aacc99"/>
      <style:text-properties fo:font-variant="normal" fo:text-transform="none" fo:color="#333333" style:font-name="monospace" fo:font-size="11.25pt" fo:letter-spacing="normal" fo:font-style="normal" fo:font-weight="normal" fo:background-color="#fff200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officeooo:paragraph-rsid="000c07e7"/>
    </style:style>
    <style:style style:name="P8" style:family="paragraph" style:parent-style-name="Standard">
      <style:text-properties officeooo:rsid="00087466" officeooo:paragraph-rsid="00087466"/>
    </style:style>
    <style:style style:name="P9" style:family="paragraph" style:parent-style-name="Preformatted_20_Text">
      <style:text-properties fo:font-variant="normal" fo:text-transform="none" fo:color="#333333" style:font-name="monospace" fo:font-size="11.25pt" fo:letter-spacing="normal" fo:font-style="normal" fo:font-weight="normal" officeooo:rsid="00087466" officeooo:paragraph-rsid="00087466"/>
    </style:style>
    <style:style style:name="P10" style:family="paragraph" style:parent-style-name="Preformatted_20_Text">
      <style:text-properties fo:font-variant="normal" fo:text-transform="none" fo:color="#333333" style:font-name="monospace" fo:font-size="11.25pt" fo:letter-spacing="normal" fo:font-style="normal" fo:font-weight="normal" officeooo:rsid="00087466" officeooo:paragraph-rsid="00087466" fo:background-color="#eeffcc"/>
    </style:style>
    <style:style style:name="P11" style:family="paragraph" style:parent-style-name="Preformatted_20_Text">
      <loext:graphic-properties draw:fill="solid" draw:fill-color="#eeffcc" draw:opacity="100%"/>
      <style:paragraph-properties fo:margin-top="0in" fo:margin-bottom="0in" loext:contextual-spacing="false" style:line-height-at-least="0.198in" fo:orphans="2" fo:widows="2" fo:background-color="#eeffcc" fo:padding="0.052in" fo:border="0.06pt solid #aacc99"/>
      <style:text-properties fo:font-variant="normal" fo:text-transform="none" fo:color="#333333" fo:letter-spacing="normal"/>
    </style:style>
    <style:style style:name="P12" style:family="paragraph" style:parent-style-name="Preformatted_20_Text">
      <loext:graphic-properties draw:fill="solid" draw:fill-color="#eeffcc" draw:opacity="100%"/>
      <style:paragraph-properties fo:margin-top="0in" fo:margin-bottom="0in" loext:contextual-spacing="false" style:line-height-at-least="0.198in" fo:orphans="2" fo:widows="2" fo:background-color="#eeffcc" fo:padding="0.052in" fo:border="0.06pt solid #aacc99"/>
      <style:text-properties fo:font-variant="normal" fo:text-transform="none" fo:color="#333333" fo:letter-spacing="normal" fo:background-color="#eeffcc"/>
    </style:style>
    <style:style style:name="T1" style:family="text">
      <style:text-properties style:font-name="monospace" fo:font-size="11.25pt" fo:font-style="normal" fo:font-weight="normal"/>
    </style:style>
    <style:style style:name="T2" style:family="text">
      <style:text-properties fo:font-variant="normal" fo:text-transform="none" fo:color="#222222" style:font-name="Lucida Grande" fo:font-size="12pt" fo:letter-spacing="normal" fo:font-style="normal" fo:font-weight="normal"/>
    </style:style>
    <style:style style:name="T3" style:family="text">
      <style:text-properties fo:font-variant="normal" fo:text-transform="none" fo:color="#222222" style:font-name="monospace" fo:font-size="11.25pt" fo:letter-spacing="normal" fo:font-style="normal" fo:font-weight="normal" fo:background-color="#ecf0f3" loext:char-shading-value="0" loext:padding="0in" loext:border="none"/>
    </style:style>
    <style:style style:name="T4" style:family="text">
      <style:text-properties fo:font-variant="normal" fo:text-transform="none" fo:color="#333333" style:font-name="monospace" fo:font-size="11.25pt" fo:letter-spacing="normal" fo:font-style="normal" fo:font-weight="normal" fo:background-color="#eeffcc" loext:char-shading-value="0"/>
    </style:style>
    <style:style style:name="T5" style:family="text">
      <style:text-properties fo:font-variant="normal" fo:text-transform="none" fo:color="#6363bb" style:text-line-through-style="none" style:text-line-through-type="none" style:font-name="Lucida Grande" fo:font-size="12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style:font-name="inherit" fo:font-size="9.75pt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7" style:family="text">
      <style:text-properties fo:font-variant="normal" fo:text-transform="none" style:font-name="inherit" fo:font-size="9.75pt" fo:letter-spacing="normal" fo:font-style="normal" fo:font-weight="bold" officeooo:rsid="000a1120" fo:background-color="transparent" loext:char-shading-value="0" style:font-weight-asian="bold" style:font-weight-complex="bold" loext:padding="0in" loext:border="none"/>
    </style:style>
    <style:style style:name="T8" style:family="text">
      <style:text-properties fo:font-variant="normal" fo:text-transform="none" style:font-name="inherit" fo:font-size="9.75pt" fo:letter-spacing="normal" fo:font-style="normal" fo:font-weight="bold" officeooo:rsid="000c07e7" fo:background-color="transparent" loext:char-shading-value="0" style:font-weight-asian="bold" style:font-weight-complex="bold" loext:padding="0in" loext:border="none"/>
    </style:style>
    <style:style style:name="T9" style:family="text">
      <style:text-properties officeooo:rsid="000c07e7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ython packaging</text:p>
      <text:p text:style-name="P8"/>
      <text:p text:style-name="P8"><text:a xlink:type="simple" xlink:href="https://packaging.python.org/tutorials/packaging-projects/" text:style-name="Internet_20_link" text:visited-style-name="Visited_20_Internet_20_Link">https://packaging.python.org/tutorials/packaging-projects/</text:a></text:p>
      <text:p text:style-name="P8"/>
      <text:p text:style-name="P8"><text:a xlink:type="simple" xlink:href="https://docs.python.org/3/distutils/builtdist.html" text:style-name="Internet_20_link" text:visited-style-name="Visited_20_Internet_20_Link">https://docs.python.org/3/distutils/builtdist.html</text:a></text:p>
      <text:p text:style-name="P8"/>
      <text:p text:style-name="P1"><text:a xlink:type="simple" xlink:href="https://docs.python.org/3/tutorial/modules.html" text:style-name="Internet_20_link" text:visited-style-name="Visited_20_Internet_20_Link">https://docs.python.org/3/tutorial/modules.html</text:a></text:p>
      <text:p text:style-name="P8"/>
      <text:p text:style-name="P8"/>
      <text:p text:style-name="P9">packaging_tutorial/</text:p>
      <text:p text:style-name="P11">├── <text:span text:style-name="T1">LICENSE</text:span></text:p>
      <text:p text:style-name="P11">├── <text:span text:style-name="T1">pyproject.toml</text:span></text:p>
      <text:p text:style-name="P11">├── <text:span text:style-name="T1">README.md</text:span></text:p>
      <text:p text:style-name="P11">├── <text:span text:style-name="T1">setup.cfg</text:span></text:p>
      <text:p text:style-name="P11">├── <text:span text:style-name="T1">setup.py <text:s/># optional, needed to make editable pip installs work</text:span></text:p>
      <text:p text:style-name="P11">├── <text:span text:style-name="T1">src/</text:span></text:p>
      <text:p text:style-name="P11">│   └── <text:span text:style-name="T1">example_pkg/</text:span></text:p>
      <text:p text:style-name="P11">│   <text:s text:c="4"/>└── <text:span text:style-name="T1">__init__.py</text:span></text:p>
      <text:p text:style-name="P11">└── <text:span text:style-name="T1">tests/</text:span></text:p>
      <text:p text:style-name="P8"/>
      <text:p text:style-name="P8"/>
      <text:p text:style-name="P10">python3 -m pip install --upgrade build</text:p>
      <text:p text:style-name="Text_20_body"><text:line-break/></text:p>
      <text:p text:style-name="P2"><text:span text:style-name="T2">Now run this command from the same directory where </text:span><text:span text:style-name="Source_20_Text"><text:span text:style-name="T3">pyproject.toml</text:span></text:span><text:span text:style-name="T2"> is located:</text:span></text:p>
      <text:p text:style-name="P5">python3 -m build</text:p>
      <text:p text:style-name="P2"><text:span text:style-name="T2">This command should output a lot of text and once completed should generate two files in the </text:span><text:span text:style-name="Source_20_Text"><text:span text:style-name="T3">dist</text:span></text:span><text:span text:style-name="T2"> directory:</text:span></text:p>
      <text:p text:style-name="P4">dist/</text:p>
      <text:p text:style-name="P12"><text:s text:c="2"/><text:span text:style-name="T1">example_pkg_YOUR_USERNAME_HERE-0.0.1-py3-none-any.whl</text:span></text:p>
      <text:p text:style-name="P12"><text:s text:c="2"/><text:span text:style-name="T1">example_pkg_YOUR_USERNAME_HERE-0.0.1.tar.gz</text:span></text:p>
      <text:p text:style-name="Text_20_body"/>
      <text:p text:style-name="P4">python3 -m pip install --user --upgrade twine</text:p>
      <text:p text:style-name="Text_20_body"><text:line-break/><text:span text:style-name="T4">python3 -m twine upload --repository testpypi dist/*</text:span></text:p>
      <text:p text:style-name="Text_20_body"><text:line-break/><text:span text:style-name="T4">python3 -m pip install --index-url https://test.pypi.org/simple/ --no-deps example-pkg-YOUR-USERNAME-HERE</text:span></text:p>
      <text:p text:style-name="Text_20_body"><text:soft-page-break/><text:line-break/><text:span text:style-name="T2">Note that the </text:span><text:a xlink:type="simple" xlink:href="https://packaging.python.org/glossary/#term-Import-Package" text:style-name="Internet_20_link" text:visited-style-name="Visited_20_Internet_20_Link"><text:span text:style-name="T5">Import Package</text:span></text:a><text:span text:style-name="T2"> is </text:span><text:span text:style-name="Source_20_Text"><text:span text:style-name="T3">example_pkg</text:span></text:span><text:span text:style-name="T2"> regardless of what name you gave your </text:span><text:a xlink:type="simple" xlink:href="https://packaging.python.org/glossary/#term-Distribution-Package" text:style-name="Internet_20_link" text:visited-style-name="Visited_20_Internet_20_Link"><text:span text:style-name="T5">Distribution Package</text:span></text:a><text:span text:style-name="T2"> in </text:span><text:span text:style-name="Source_20_Text"><text:span text:style-name="T3">setup.py</text:span></text:span><text:span text:style-name="T2"> (in this case, </text:span><text:span text:style-name="Source_20_Text"><text:span text:style-name="T3">example-pkg-YOUR-USERNAME-HERE</text:span></text:span><text:span text:style-name="T2">).</text:span></text:p>
      <text:section text:style-name="Sect1" text:name="next-steps">
        <text:p text:style-name="P3"><text:line-break/></text:p>
      </text:section>
      <text:p text:style-name="Text_20_body"/>
      <text:p text:style-name="P6"><text:span text:style-name="Source_20_Text"><text:span text:style-name="T6">pip</text:span></text:span><text:span text:style-name="Source_20_Text"><text:span text:style-name="T7">3</text:span></text:span><text:span text:style-name="Source_20_Text"><text:span text:style-name="T6"> install some-package.whl</text:span></text:span></text:p>
      <text:p text:style-name="P6"><text:span text:style-name="Source_20_Text"><text:span text:style-name="T6"/></text:span></text:p>
      <text:p text:style-name="P7"><text:span text:style-name="Source_20_Text"><text:span text:style-name="T6">pip</text:span></text:span><text:span text:style-name="Source_20_Text"><text:span text:style-name="T7">3</text:span></text:span><text:span text:style-name="Source_20_Text"><text:span text:style-name="T6"> install </text:span></text:span><text:span text:style-name="Source_20_Text"><text:span text:style-name="T8">dist/</text:span></text:span><text:span text:style-name="Source_20_Text"><text:span text:style-name="T6">covid_19_utils_joebud-1.0.1-py3-none-any.whl</text:span></text:span><text:span text:style-name="Source_20_Text"><text:span text:style-name="T6"><office:annotation><dc:date>2021-03-29T11:31:05.168680901</dc:date><text:p>&lt;!--EndFragment--&gt;</text:p></office:annotation></text:span></text:span></text:p>
      <text:p text:style-name="P7"><text:span text:style-name="Source_20_Text"><text:span text:style-name="T6"/></text:span></text:p>
      <text:p text:style-name="P7"><text:span text:style-name="Source_20_Text"><text:span text:style-name="T8">from </text:span></text:span><text:span text:style-name="Source_20_Text"><text:span text:style-name="T8"><office:annotation><dc:date>2021-03-29T11:32:41.970995299</dc:date><text:p>&lt;!--StartFragment--&gt;</text:p></office:annotation></text:span></text:span><text:span text:style-name="Source_20_Text"><text:span text:style-name="T8">covid_utils</text:span></text:span><text:span text:style-name="Source_20_Text"><text:span text:style-name="T8"><office:annotation><dc:date>2021-03-29T11:32:41.971335628</dc:date><text:p>&lt;!--EndFragment--&gt;</text:p></office:annotation></text:span></text:span><text:span text:style-name="Source_20_Text"><text:span text:style-name="T8"> import comp_model</text:span></text:span></text:p>
      <text:p text:style-name="P7"><text:span text:style-name="Source_20_Text"><text:span text:style-name="T6"/></text:span></text:p>
      <text:p text:style-name="Text_20_body">comp_model(<text:span text:style-name="T9">1</text:span>,<text:span text:style-name="T9">0</text:span>,<text:span text:style-name="T9">True</text:span>)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Arial, sans-serif"/>
    <style:font-face style:name="inherit" svg:font-family="inherit"/>
    <style:font-face style:name="monospace" svg:font-family="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0:20:46.372466895</meta:creation-date>
    <dc:date>2021-03-29T22:26:08.544656802</dc:date>
    <meta:editing-duration>PT11H55M11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2" meta:paragraph-count="31" meta:word-count="139" meta:character-count="1231" meta:non-whitespace-character-count="1109"/>
  </office:meta>
</office:document-meta>
</file>